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Ubuntu Mono"/>
    </style:style>
    <style:style style:name="P2" style:family="paragraph">
      <loext:graphic-properties draw:fill-color="#ffffff"/>
      <style:text-properties style:font-name="Ubuntu Mono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style:font-name="Ubuntu Mono" fo:font-size="26pt" style:font-size-asian="26pt" style:font-size-complex="26pt"/>
    </style:style>
    <style:style style:name="P8" style:family="paragraph">
      <style:text-properties style:font-name="Ubuntu Mono" fo:font-size="26pt"/>
    </style:style>
    <style:style style:name="P9" style:family="paragraph">
      <style:text-properties style:font-name="Ubuntu Mono" fo:font-size="26pt" style:font-size-asian="28pt" style:font-size-complex="2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9900"/>
    </style:style>
    <style:style style:name="T5" style:family="text">
      <style:text-properties fo:color="#cc0000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bold" style:font-size-asian="28pt" style:font-weight-asian="bold" style:font-size-complex="28pt" style:font-weight-complex="bold"/>
    </style:style>
    <style:style style:name="T13" style:family="text">
      <style:text-properties style:font-size-asian="28pt" style:font-size-complex="28pt"/>
    </style:style>
    <style:style style:name="T14" style:family="text">
      <style:text-properties fo:font-style="italic" style:font-size-asian="28pt" style:font-style-asian="italic" style:font-size-complex="28pt" style:font-style-complex="italic"/>
    </style:style>
    <style:style style:name="T15" style:family="text">
      <style:text-properties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style="normal" style:font-size-asian="28pt" style:font-style-asian="normal" style:font-size-complex="28pt" style:font-style-complex="normal"/>
    </style:style>
    <style:style style:name="T17" style:family="text">
      <style:text-properties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atic_any; Maciek Gajewski, David Gross</presentation:footer-decl>
      <draw:page draw:name="page1" draw:style-name="dp1" draw:master-page-name="Default" presentation:presentation-page-layout-name="AL1T32" presentation:use-footer-name="ftr1">
        <draw:frame presentation:style-name="pr1" draw:text-style-name="P2" draw:layer="layout" svg:width="25.199cm" svg:height="3.81cm" svg:x="1.4cm" svg:y="5.334cm" presentation:class="subtitle" presentation:user-transformed="true">
          <draw:text-box>
            <text:p text:style-name="P1"><text:span text:style-name="T1">static_any</text:span></text:p>
          </draw:text-box>
        </draw:frame>
        <draw:frame draw:style-name="gr1" draw:text-style-name="P4" draw:layer="layout" svg:width="10.668cm" svg:height="1.28cm" svg:x="8.636cm" svg:y="9.144cm">
          <draw:text-box>
            <text:p text:style-name="P3"><text:span text:style-name="T2">A fast, generic container</text:span></text:p>
          </draw:text-box>
        </draw:frame>
        <draw:frame draw:style-name="gr2" draw:text-style-name="P5" draw:layer="layout" svg:width="5.256cm" svg:height="1.673cm" svg:x="1.602cm" svg:y="17.526cm">
          <draw:text-box>
            <text:p>Maciek Gajewski</text:p>
            <text:p>David Gros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What is static_a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Like <text:span text:style-name="T3">boost::any</text:span> or <text:span text:style-name="T3">QVariant</text:span></text:p>
              </text:list-item>
              <text:list-item>
                <text:p>Can store single item of any* type</text:p>
              </text:list-item>
              <text:list-item>
                <text:p><text:span text:style-name="T4">Faster</text:span></text:p>
              </text:list-item>
              <text:list-item>
                <text:p><text:span text:style-name="T5">Uses fixed storage siz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1"><text:span text:style-name="T6">static_any&lt;8&gt;</text:span><text:span text:style-name="T2"> a = 7;</text:span></text:p>
            <text:p text:style-name="P1"><text:span text:style-name="T6">int</text:span><text:span text:style-name="T2"> x = a.get&lt;</text:span><text:span text:style-name="T6">int</text:span><text:span text:style-name="T2">&gt;(); </text:span><text:span text:style-name="T7">// returns 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1"><text:span text:style-name="T6">static_any&lt;8&gt;</text:span><text:span text:style-name="T2"> a = 7;</text:span></text:p>
            <text:p text:style-name="P1"><text:span text:style-name="T6">int</text:span><text:span text:style-name="T2"> x = a.get&lt;</text:span><text:span text:style-name="T6">int</text:span><text:span text:style-name="T2">&gt;(); </text:span><text:span text:style-name="T7">// returns 7</text:span></text:p>
            <text:p text:style-name="P1"><text:span text:style-name="T8"/></text:p>
            <text:p text:style-name="P1"><text:span text:style-name="T9">bool</text:span><text:span text:style-name="T10"> hi = a.has&lt;</text:span><text:span text:style-name="T9">int</text:span><text:span text:style-name="T10">&gt;(); </text:span><text:span text:style-name="T7">// returns true</text:span></text:p>
            <text:p text:style-name="P1"><text:span text:style-name="T9">bool</text:span><text:span text:style-name="T10"> hd a.has&lt;</text:span><text:span text:style-name="T9">double</text:span><text:span text:style-name="T10">&gt;(); </text:span><text:span text:style-name="T7">// returns false</text:span></text:p>
            <text:p text:style-name="P1"><text:span text:style-name="T11"/></text:p>
            <text:p text:style-name="P1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p text:style-name="P8"><text:span text:style-name="T12">static_any&lt;8&gt;</text:span><text:span text:style-name="T13"> a = 7;</text:span></text:p>
            <text:p text:style-name="P8"><text:span text:style-name="T12">int</text:span><text:span text:style-name="T13"> x = a.get&lt;</text:span><text:span text:style-name="T12">int</text:span><text:span text:style-name="T13">&gt;(); </text:span><text:span text:style-name="T14">// returns 7</text:span></text:p>
            <text:p text:style-name="P8"><text:span text:style-name="T8"/></text:p>
            <text:p text:style-name="P8"><text:span text:style-name="T15">bool</text:span><text:span text:style-name="T16"> hi = a.has&lt;</text:span><text:span text:style-name="T15">int</text:span><text:span text:style-name="T16">&gt;(); </text:span><text:span text:style-name="T14">// returns true</text:span></text:p>
            <text:p text:style-name="P8"><text:span text:style-name="T15">bool</text:span><text:span text:style-name="T16"> hd = a.has&lt;</text:span><text:span text:style-name="T15">double</text:span><text:span text:style-name="T16">&gt;(); </text:span><text:span text:style-name="T14">// returns false</text:span></text:p>
            <text:p text:style-name="P8"><text:span text:style-name="T8"/></text:p>
            <text:p text:style-name="P8"><text:span text:style-name="T15">double </text:span><text:span text:style-name="T17">d = a.get&lt;</text:span><text:span text:style-name="T15">double</text:span><text:span text:style-name="T17">&gt;(); </text:span><text:span text:style-name="T18">// throws!</text:span></text:p>
            <text:p text:style-name="P8"><text:span text:style-name="T11"/></text:p>
            <text:p text:style-name="P8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1"><text:span text:style-name="T6">static_any&lt;8&gt;</text:span><text:span text:style-name="T2"> a = 7;</text:span></text:p>
            <text:p text:style-name="P1"><text:span text:style-name="T6">int</text:span><text:span text:style-name="T2"> x = a.get&lt;</text:span><text:span text:style-name="T6">int</text:span><text:span text:style-name="T2">&gt;(); </text:span><text:span text:style-name="T7">// returns 7</text:span></text:p>
            <text:p text:style-name="P1"><text:span text:style-name="T8"/></text:p>
            <text:p text:style-name="P1"><text:span text:style-name="T9">bool</text:span><text:span text:style-name="T10"> hi = a.has&lt;</text:span><text:span text:style-name="T9">int</text:span><text:span text:style-name="T10">&gt;(); </text:span><text:span text:style-name="T7">// returns true</text:span></text:p>
            <text:p text:style-name="P1"><text:span text:style-name="T9">bool</text:span><text:span text:style-name="T10"> hd = a.has&lt;</text:span><text:span text:style-name="T19">double</text:span><text:span text:style-name="T10">&gt;(); </text:span><text:span text:style-name="T7">// returns false</text:span></text:p>
            <text:p text:style-name="P1"><text:span text:style-name="T8"/></text:p>
            <text:p text:style-name="P1"><text:span text:style-name="T9">double </text:span><text:span text:style-name="T20">d = a.get&lt;</text:span><text:span text:style-name="T9">double</text:span><text:span text:style-name="T20">&gt;(); </text:span><text:span text:style-name="T21">// throws!</text:span></text:p>
            <text:p text:style-name="P1"><text:span text:style-name="T22"/></text:p>
            <text:p text:style-name="P1"><text:span text:style-name="T20">a = make_pair(4.4, 5.5); </text:span><text:span text:style-name="T21">// fails to compile</text:span></text:p>
            <text:p text:style-name="P1"><text:span text:style-name="T11"/></text:p>
            <text:p text:style-name="P1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1"><text:span text:style-name="T6">static_any&lt;32&gt;</text:span><text:span text:style-name="T2"> a = </text:span><text:span text:style-name="T6">std::string</text:span><text:span text:style-name="T2">(“Hello”);</text:span></text:p>
            <text:p text:style-name="P1"><text:span text:style-name="T2"/></text:p>
            <text:p text:style-name="P1"><text:span text:style-name="T10"/></text:p>
            <text:p text:style-name="P1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1"><text:span text:style-name="T6">static_any&lt;32&gt;</text:span><text:span text:style-name="T2"> a = </text:span><text:span text:style-name="T6">std::string</text:span><text:span text:style-name="T2">(“Hello”);</text:span></text:p>
            <text:p text:style-name="P1"><text:span text:style-name="T6">static_any&lt;32&gt;</text:span><text:span text:style-name="T2"> a2 = a; </text:span><text:span text:style-name="T7">// object copied</text:span></text:p>
            <text:p text:style-name="P1"><text:span text:style-name="T2"/></text:p>
            <text:p text:style-name="P1"><text:span text:style-name="T10"/></text:p>
            <text:p text:style-name="P1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1"><text:span text:style-name="T6">static_any&lt;32&gt;</text:span><text:span text:style-name="T2"> a = </text:span><text:span text:style-name="T6">std::string</text:span><text:span text:style-name="T2">(“Hello”);</text:span></text:p>
            <text:p text:style-name="P1"><text:span text:style-name="T6">static_any&lt;32&gt;</text:span><text:span text:style-name="T2"> a2 = a; </text:span><text:span text:style-name="T7">// object copied</text:span></text:p>
            <text:p text:style-name="P1"><text:span text:style-name="T6">static_any&lt;32&gt;</text:span><text:span text:style-name="T2"> a3 = std::move(a2); </text:span><text:span text:style-name="T7">// object moved</text:span></text:p>
            <text:p text:style-name="P1"><text:span text:style-name="T2"/></text:p>
            <text:p text:style-name="P1"><text:span text:style-name="T10"/></text:p>
            <text:p text:style-name="P1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1"><text:span text:style-name="T6">static_any&lt;32&gt;</text:span><text:span text:style-name="T2"> a = </text:span><text:span text:style-name="T6">std::string</text:span><text:span text:style-name="T2">(“Hello”);</text:span></text:p>
            <text:p text:style-name="P1"><text:span text:style-name="T6">static_any&lt;32&gt;</text:span><text:span text:style-name="T2"> a2 = a; </text:span><text:span text:style-name="T7">// object copied</text:span></text:p>
            <text:p text:style-name="P1"><text:span text:style-name="T6">static_any&lt;32&gt;</text:span><text:span text:style-name="T2"> a3 = std::move(a2); </text:span><text:span text:style-name="T7">// object moved</text:span></text:p>
            <text:p text:style-name="P1"><text:span text:style-name="T10">a = 5; </text:span><text:span text:style-name="T7">// object destroyed</text:span></text:p>
            <text:p text:style-name="P1"><text:span text:style-name="T2"/></text:p>
            <text:p text:style-name="P1"><text:span text:style-name="T10"/></text:p>
            <text:p text:style-name="P1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does it work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1"><text:span text:style-name="T6">template</text:span><text:span text:style-name="T2">&lt;</text:span><text:span text:style-name="T6">size_t</text:span><text:span text:style-name="T2"> N&gt;</text:span></text:p>
            <text:p text:style-name="P1"><text:span text:style-name="T6">class</text:span><text:span text:style-name="T2"> </text:span><text:span text:style-name="T6">static_any</text:span></text:p>
            <text:p text:style-name="P1"><text:span text:style-name="T2">{</text:span></text:p>
            <text:p text:style-name="P1"><text:span text:style-name="T2"><text:s text:c="4"/></text:span><text:span text:style-name="T7">// …</text:span></text:p>
            <text:p text:style-name="P1"><text:span text:style-name="T6">private</text:span><text:span text:style-name="T2">:</text:span></text:p>
            <text:p text:style-name="P1"><text:span text:style-name="T2"><text:s text:c="4"/></text:span><text:span text:style-name="T6">std::array</text:span><text:span text:style-name="T2">&lt;</text:span><text:span text:style-name="T6">char</text:span><text:span text:style-name="T2">, N&gt; buff_;</text:span></text:p>
            <text:p text:style-name="P1"><text:span text:style-name="T2"><text:s text:c="4"/></text:span><text:span text:style-name="T6">fun_ptr_t</text:span><text:span text:style-name="T2"> function_ = </text:span><text:span text:style-name="T6">nullptr</text:span><text:span text:style-name="T2">;</text:span></text:p>
            <text:p text:style-name="P1"><text:span text:style-name="T2">};</text:span></text:p>
            <text:p text:style-name="P1"><text:span text:style-name="T7">// size = N + sizeof(void*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0"/></text:p>
            <text:p text:style-name="P1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09:05:34.357753728</meta:creation-date>
    <dc:date>2016-04-20T09:44:30.410353707</dc:date>
    <meta:editing-duration>PT38M48S</meta:editing-duration>
    <meta:editing-cycles>20</meta:editing-cycles>
    <meta:generator>LibreOffice/4.4.6.3$Linux_X86_64 LibreOffice_project/40m0$Build-3</meta:generator>
    <meta:document-statistic meta:object-count="66"/>
  </office:meta>
</office:document-meta>
</file>